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size="12.449999809265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p text:style-name="P3">_____________________________________________________________________</text:p>
      <text:h text:style-name="P1" text:outline-level="1">TF1.1 <text:line-break/>Registrera användare</text:h>
      <text:p text:style-name="P4">Ny användare kan registrera sig för användning av Springsidan.</text:p>
      <text:h text:style-name="P7" text:outline-level="3">Efterkrav</text:h>
      <text:p text:style-name="P4">Användaren kan logga in sig på sidan.</text:p>
      <text:h text:style-name="P7" text:outline-level="3">Scenario</text:h>
      <text:list xml:id="list4510846770116143856" text:style-name="L1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Fyll i valfria giltiga uppgifter med epostadress, lösenord, repeterat lösenord. Klicka på Registrera.</text:p>
        </text:list-item>
        <text:list-item>
          <text:p text:style-name="P12">Redirect till inloggningssida och bekräftelsemeddelande att registreringen lyckades. </text:p>
        </text:list-item>
      </text:list>
      <text:p text:style-name="P2">_____________________________________________________________________</text:p>
      <text:h text:style-name="P1" text:outline-level="1">TF1.2 <text:line-break/>Misslyckad registrering – inga uppgifter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3030196667511738130" text:style-name="L2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Lämna formuläret tomt. Klicka på Registrera.</text:p>
        </text:list-item>
        <text:list-item>
          <text:p text:style-name="P13">Felmeddelande – ej godkänd registrering, formuläret visas forfarande. OBS. gäller även om JS är avslaget.</text:p>
        </text:list-item>
      </text:list>
      <text:p text:style-name="P2">_____________________________________________________________________</text:p>
      <text:h text:style-name="P1" text:outline-level="1">TF1.3 <text:line-break/>Misslyckad registrering – ogiltig emailadress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6403357726500678130" text:style-name="L3">
        <text:list-item>
          <text:p text:style-name="P14">Startsidan-&gt;Registrera användare</text:p>
        </text:list-item>
        <text:list-item>
          <text:p text:style-name="P14">Formulär visas</text:p>
        </text:list-item>
        <text:list-item>
          <text:p text:style-name="P14">Fyll i felaktigt format på e-postadressen. Klicka på Registrera.</text:p>
        </text:list-item>
        <text:list-item>
          <text:p text:style-name="P14">Felmeddelande – Ogiltig e-post. OBS. gäller även om JS är avslaget.</text:p>
        </text:list-item>
      </text:list>
      <text:p text:style-name="P2">_____________________________________________________________________</text:p>
      <text:h text:style-name="P1" text:outline-level="1"><text:soft-page-break/>TF1.4 <text:line-break/>Misslyckad registrering – ej matchade lösenord</text:h>
      <text:p text:style-name="P4">Syfte att en ny användare ej kan registrera sig utan båda lösenordsfälten är ifyllda och matchar varandra.</text:p>
      <text:h text:style-name="P7" text:outline-level="3">Efterkrav</text:h>
      <text:p text:style-name="P4">Användaren blev ej registrerad.</text:p>
      <text:h text:style-name="P7" text:outline-level="3">Scenario</text:h>
      <text:list xml:id="list1852141456" text:continue-numbering="true" text:style-name="L3">
        <text:list-item>
          <text:p text:style-name="P14">Startsidan-&gt;Registrera användare</text:p>
        </text:list-item>
        <text:list-item>
          <text:p text:style-name="P14">Formulär visas</text:p>
        </text:list-item>
        <text:list-item>
          <text:p text:style-name="P14">Fyll i olika lösenord i de både lösenordsfälten. Klicka på Registrera.</text:p>
        </text:list-item>
        <text:list-item>
          <text:p text:style-name="P14">Felmeddelande – Lösenorden matchar inte. </text:p>
        </text:list-item>
      </text:list>
      <text:p text:style-name="P2">_____________________________________________________________________</text:p>
      <text:h text:style-name="P1" text:outline-level="1">TF2.1 <text:line-break/>Inloggning </text:h>
      <text:p text:style-name="P4">Syfte att användaren efter inloggning med rätt uppgifter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1032715361" text:continue-numbering="true" text:style-name="L3">
        <text:list-item>
          <text:p text:style-name="P14">Startsidan</text:p>
        </text:list-item>
        <text:list-item>
          <text:p text:style-name="P14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4">Inloggad sida visas</text:p>
        </text:list-item>
      </text:list>
      <text:p text:style-name="P2">_____________________________________________________________________</text:p>
      <text:h text:style-name="P1" text:outline-level="1">TF2.2 <text:line-break/>Inloggning – inga uppgifter</text:h>
      <text:p text:style-name="P4">Syfte att användaren efter inloggning utan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750964907" text:continue-numbering="true" text:style-name="L3">
        <text:list-item>
          <text:p text:style-name="P14">Startsidan</text:p>
        </text:list-item>
        <text:list-item>
          <text:p text:style-name="P14">Tryck på Logga in, utan att fylla i användaruppgifter.</text:p>
        </text:list-item>
        <text:list-item>
          <text:p text:style-name="P14">Startsidan visas forfarande, meddelande om att uppgifter måste anges.<text:line-break/>OBS. Gäller oavsett om bara ett av fälten lämnas tomma.</text:p>
        </text:list-item>
      </text:list>
      <text:p text:style-name="P2">_____________________________________________________________________</text:p>
      <text:h text:style-name="P1" text:outline-level="1">TF2.3 <text:line-break/>Inloggning – fel uppgifter</text:h>
      <text:p text:style-name="P4">Syfte att användaren efter inloggning med fel uppgifter INTE blir inloggad.</text:p>
      <text:h text:style-name="P7" text:outline-level="3">Efterkrav</text:h>
      <text:p text:style-name="P4">Startsidan och felmeddelande.</text:p>
      <text:h text:style-name="P7" text:outline-level="3"><text:soft-page-break/>Scenario</text:h>
      <text:list xml:id="list572526164" text:continue-numbering="true" text:style-name="L3">
        <text:list-item>
          <text:p text:style-name="P14">Startsidan</text:p>
        </text:list-item>
        <text:list-item>
          <text:p text:style-name="P14">Fyll i felaktiga uppgifter och tryck på Logga in.</text:p>
        </text:list-item>
        <text:list-item>
          <text:p text:style-name="P14">Startsidan visas forfarande, meddelande om att uppgifter är felaktiga.<text:line-break/>OBS. Gäller oavsett om bara ett av fälten är fel.</text:p>
        </text:list-item>
      </text:list>
      <text:p text:style-name="P2">_____________________________________________________________________</text:p>
      <text:h text:style-name="P1" text:outline-level="1">TF2.4 <text:line-break/>Inloggning – med session</text:h>
      <text:p text:style-name="P4">Syfte att användaren efter inloggning med session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1587227422" text:continue-numbering="true" text:style-name="L3">
        <text:list-item>
          <text:p text:style-name="P14">Startsidan</text:p>
        </text:list-item>
        <text:list-item>
          <text:p text:style-name="P14">Fyll i korrekta uppgifter (se TF 2.1)</text:p>
        </text:list-item>
        <text:list-item>
          <text:p text:style-name="P14">Öppna en ny flik i webbläsaren.</text:p>
        </text:list-item>
        <text:list-item>
          <text:p text:style-name="P14">I nya fliken, ange url dinspring.se<text:line-break/>Du bör vara inloggad på nytt!</text:p>
        </text:list-item>
      </text:list>
      <text:h text:style-name="P1" text:outline-level="1"><text:span text:style-name="T1">_____________________________________________________________________</text:span></text:h>
      <text:h text:style-name="P1" text:outline-level="1">TF2.5 <text:line-break/>Inloggning – med cookies</text:h>
      <text:p text:style-name="P4">Syfte att användaren efter inloggning med cookies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356146154" text:continue-numbering="true" text:style-name="L3">
        <text:list-item>
          <text:p text:style-name="P14">Startsidan</text:p>
        </text:list-item>
        <text:list-item>
          <text:p text:style-name="P14">Fyll i korrekta uppgifter (se TF 2.1) och bocka i ”kom i håg mig”</text:p>
        </text:list-item>
        <text:list-item>
          <text:p text:style-name="P14">Stäng Webbläsaren.</text:p>
        </text:list-item>
        <text:list-item>
          <text:p text:style-name="P14">Öppna webbläsaren på nytt och ange url dinspring.se<text:line-break/>Du bör vara inloggad på nytt!</text:p>
        </text:list-item>
      </text:list>
      <text:h text:style-name="P1" text:outline-level="1"><text:span text:style-name="T1">_____________________________________________________________________</text:span></text:h>
      <text:h text:style-name="P1" text:outline-level="1">TF2.6 <text:line-break/>Misslyckad inloggning – med manipulerad cookie</text:h>
      <text:p text:style-name="P4">Syfte att användaren efter inloggning med menipulerad cookie INTE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578213723" text:continue-numbering="true" text:style-name="L3">
        <text:list-item>
          <text:p text:style-name="P14">Startsidan</text:p>
        </text:list-item>
        <text:list-item>
          <text:p text:style-name="P14">Fyll i korrekta uppgifter (se TF 2.1) och bocka i ”kom i håg mig”</text:p>
        </text:list-item>
        <text:list-item>
          <text:p text:style-name="P14"><text:soft-page-break/>Stäng Webbläsaren.</text:p>
        </text:list-item>
        <text:list-item>
          <text:p text:style-name="P14"><text:span text:style-name="T1">Öppna webbläsaren på nytt och ange url dinspring.se<text:line-break/>Du bör vara inloggad på nytt!</text:span></text:p>
        </text:list-item>
        <text:list-item>
          <text:p text:style-name="P14"><text:span text:style-name="T1">Ändra uppgifterna i CookieStorage till ”fel”.</text:span></text:p>
        </text:list-item>
        <text:list-item>
          <text:p text:style-name="P14"><text:span text:style-name="T1">Du bör nu vara utloggad.</text:span></text:p>
        </text:list-item>
      </text:list>
      <text:p text:style-name="P5"><text:span text:style-name="T1">_____________________________________________________________________</text:span></text:p>
      <text:p text:style-name="P15"><text:span text:style-name="T1"/></text:p>
      <text:h text:style-name="P1" text:outline-level="1">TF2.7 <text:line-break/>Misslyckad inloggning – med manipulerad session</text:h>
      <text:p text:style-name="P4">Syfte att användaren efter inloggning med manipulerad session INTE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541267420" text:continue-numbering="true" text:style-name="L3">
        <text:list-item>
          <text:p text:style-name="P14">Startsidan</text:p>
        </text:list-item>
        <text:list-item>
          <text:p text:style-name="P14">Fyll i korrekta uppgifter (se TF 2.1), kopiera SESSID</text:p>
        </text:list-item>
        <text:list-item>
          <text:p text:style-name="P14">Öppna annan webbläsare och gå till dinspring.se</text:p>
        </text:list-item>
        <text:list-item>
          <text:p text:style-name="P14"><text:span text:style-name="T1">i samma webbläsare som föregående punkt – ändra SESSID till det du tidigare kopierat.</text:span></text:p>
        </text:list-item>
        <text:list-item>
          <text:p text:style-name="P14"><text:span text:style-name="T1">Inloggning ska misslyckas.</text:span></text:p>
        </text:list-item>
      </text:list>
      <text:p text:style-name="P5"><text:span text:style-name="T1">_____________________________________________________________________</text:span></text:p>
      <text:h text:style-name="P1" text:outline-level="1">TF3.1 <text:line-break/>Inloggad – via uppgifter - READ</text:h>
      <text:p text:style-name="P4">Syfte att användaren efter inloggning får se sin egen startsida.</text:p>
      <text:h text:style-name="P7" text:outline-level="3">Efterkrav</text:h>
      <text:p text:style-name="P4">Visning av rätt uppgifter på startsidan.</text:p>
      <text:h text:style-name="P7" text:outline-level="3">Scenario</text:h>
      <text:list xml:id="list207526882" text:continue-numbering="true" text:style-name="L3">
        <text:list-item>
          <text:p text:style-name="P14">Lyckad inloggning.</text:p>
        </text:list-item>
        <text:list-item>
          <text:p text:style-name="P14">Visning av användarnamnet.</text:p>
        </text:list-item>
        <text:list-item>
          <text:p text:style-name="P14">Visning av knapp Statistik</text:p>
        </text:list-item>
        <text:list-item>
          <text:p text:style-name="P14">Visning av knapp för att lägga till nytt träningspass.</text:p>
        </text:list-item>
        <text:list-item>
          <text:p text:style-name="P14">Befintliga träningspass visas i lista under, men knappar bredvid för att ändra eller radera.</text:p>
          <text:p text:style-name="P14">Visas i formatet, exempel:<text:line-break/>Datum<text:tab/> <text:s text:c="3"/>Typ <text:s/><text:tab/>Längd (km) <text:s/>Tid <text:s/><text:tab/>Snitt/km <text:s/>Kommentar <text:s/>Val</text:p>
          <text:p text:style-name="P14">140909 <text:s text:c="2"/>Gå <text:s text:c="11"/>5 <text:s/><text:tab/><text:tab/>39 min<text:tab/><text:tab/><text:tab/> <text:s text:c="4"/>Radera / Ändra<text:tab/></text:p>
          <text:p text:style-name="P14">140909 <text:s text:c="2"/>Jogg <text:s text:c="8"/>5<text:tab/><text:tab/>30 min<text:tab/><text:tab/><text:tab/> <text:s text:c="4"/>Radera / Ändra<text:tab/></text:p>
          <text:p text:style-name="P14">140909 <text:s text:c="2"/>Spring <text:s text:c="6"/>5<text:tab/><text:tab/>25 min <text:s text:c="36"/>Radera / Ändra<text:tab/></text:p>
          <text:p text:style-name="P14">140909 <text:s text:c="2"/>Intervall <text:s text:c="4"/>5<text:tab/><text:tab/>31 min<text:tab/> <text:s text:c="25"/>Radera / Ändra<text:tab/></text:p>
        </text:list-item>
      </text:list>
      <text:p text:style-name="P2">_____________________________________________________________________</text:p>
      <text:h text:style-name="P1" text:outline-level="1"><text:soft-page-break/>TF3.2 <text:line-break/>Inloggad – visa statistik - READ</text:h>
      <text:p text:style-name="P4">Syfte att användaren kan visa statistik från sin startsida.</text:p>
      <text:h text:style-name="P7" text:outline-level="3">Efterkrav</text:h>
      <text:p text:style-name="P4">Visning av statistik.</text:p>
      <text:h text:style-name="P7" text:outline-level="3">Scenario</text:h>
      <text:list xml:id="list257590680" text:continue-numbering="true" text:style-name="L3">
        <text:list-item>
          <text:p text:style-name="P14">Lyckad inloggning.</text:p>
        </text:list-item>
        <text:list-item>
          <text:p text:style-name="P14">Visning av användarnamnet.</text:p>
        </text:list-item>
        <text:list-item>
          <text:p text:style-name="P14">Visning av knapp Statistik</text:p>
        </text:list-item>
        <text:list-item>
          <text:p text:style-name="P14">Visning av knapp för att lägga till nytt träningspass.</text:p>
        </text:list-item>
        <text:list-item>
          <text:p text:style-name="P14">Befintliga träningspass visas i lista under, men knappar bredvid för att ändra eller radera.</text:p>
        </text:list-item>
      </text:list>
      <text:p text:style-name="P5"/>
      <text:list xml:id="list2013737689" text:continue-numbering="true" text:style-name="L3">
        <text:list-item>
          <text:p text:style-name="P14">Klicka på Statistik</text:p>
        </text:list-item>
        <text:list-item>
          <text:p text:style-name="P14">Visas gör Total sträcka, total tid, total snittid/km för rubrikerna</text:p>
        </text:list-item>
        <text:list-item>
          <text:p text:style-name="P14">Denna vecka, Denna månad, Detta år.<text:tab/></text:p>
        </text:list-item>
      </text:list>
      <text:p text:style-name="P2">_____________________________________________________________________</text:p>
      <text:h text:style-name="P1" text:outline-level="1">TF3.2 <text:line-break/>Inloggad – visa förfinad statistik - READ</text:h>
      <text:p text:style-name="P4">Syfte att användaren även kan visa förfinad statistik från statistiksidan.</text:p>
      <text:h text:style-name="P7" text:outline-level="3">Efterkrav</text:h>
      <text:p text:style-name="P4">Visning av förfinad statistik.</text:p>
      <text:h text:style-name="P7" text:outline-level="3">Scenario</text:h>
      <text:list xml:id="list413789937" text:continue-numbering="true" text:style-name="L3">
        <text:list-item>
          <text:p text:style-name="P14">Visning av statistiksidan (se TF3.2)</text:p>
        </text:list-item>
        <text:list-item>
          <text:p text:style-name="P14">Allmän statistik visas (se TF3.2)</text:p>
        </text:list-item>
        <text:list-item>
          <text:p text:style-name="P14">Klicka på förfinad statistik för att filtrera på typ eller tidsperiod.</text:p>
        </text:list-item>
      </text:list>
      <text:p text:style-name="P2">_____________________________________________________________________</text:p>
      <text:h text:style-name="P1" text:outline-level="1">TF4.1 <text:line-break/>Inloggad – lägg till nytt träningspass - CREATE</text:h>
      <text:p text:style-name="P4">Syfte att användaren ska kunna registrera ett nytt träningspass.</text:p>
      <text:h text:style-name="P7" text:outline-level="3">Efterkrav</text:h>
      <text:p text:style-name="P4">Nytt träningspass väljs.</text:p>
      <text:h text:style-name="P7" text:outline-level="3">Scenario</text:h>
      <text:list xml:id="list882149807" text:continue-numbering="true" text:style-name="L3">
        <text:list-item>
          <text:p text:style-name="P14">Från inloggad startsida, klicka på knappen ”Lägg till Nytt träningspass”<text:line-break/>Ovanför listan</text:p>
        </text:list-item>
        <text:list-item>
          <text:p text:style-name="P14">Fält att fylla i:<text:line-break/>Datum – (Default dagens datum, ändringsbart)</text:p>
          <text:p text:style-name="P14">Typ – Dropdown, val gå, jogg, spring, intervall</text:p>
          <text:p text:style-name="P14">Längd(km) FÄLT (max 3 heltal) </text:p>
          <text:p text:style-name="P14">Tid - 3 fält Timmar, minuter, sekunder</text:p>
          <text:p text:style-name="P14"><text:soft-page-break/>Kommentar – Fritextfält, max 140 tecken.</text:p>
        </text:list-item>
        <text:list-item>
          <text:p text:style-name="P14">Validering av alla fält, ska fungera utan JS.</text:p>
        </text:list-item>
        <text:list-item>
          <text:p text:style-name="P14">Efter lyckad inmatning, meddelande om detta.</text:p>
        </text:list-item>
        <text:list-item>
          <text:p text:style-name="P14">Träningspass läggs till i listan. </text:p>
        </text:list-item>
        <text:list-item>
          <text:p text:style-name="P14">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5.1 <text:line-break/>Inloggad – ändra träningspass - UPDATE</text:h>
      <text:p text:style-name="P4">Syfte att användaren ska kunna ändra ett befintligt träningspass.</text:p>
      <text:h text:style-name="P7" text:outline-level="3">Efterkrav</text:h>
      <text:p text:style-name="P4">Träningspass ändras.</text:p>
      <text:h text:style-name="P7" text:outline-level="3">Scenario</text:h>
      <text:list xml:id="list2078918642" text:continue-numbering="true" text:style-name="L3">
        <text:list-item>
          <text:p text:style-name="P14">Från inloggad startsida, klicka på knappen ”ändra” bredvid valfritt träningspass i listan.</text:p>
        </text:list-item>
        <text:list-item>
          <text:p text:style-name="P14">Fälten visas med befintliga värden, men ändringsbara.<text:line-break/>Datum – ändringsbart.</text:p>
          <text:p text:style-name="P14">Typ – Dropdown, val gå, jogg, spring, intervall</text:p>
          <text:p text:style-name="P14">Längd(km) FÄLT (max 3 heltal) . NYTT FÄLT (max1 heltal)</text:p>
          <text:p text:style-name="P14">Tid - 3 fält Timmar, minuter, sekunder</text:p>
          <text:p text:style-name="P14">Kommentar – Fritextfält, max 140 tecken.</text:p>
        </text:list-item>
        <text:list-item>
          <text:p text:style-name="P14">Validering av alla fält, ska fungera utan JS.</text:p>
        </text:list-item>
        <text:list-item>
          <text:p text:style-name="P14">Efter lyckad ändring, meddelande om detta.</text:p>
        </text:list-item>
        <text:list-item>
          <text:p text:style-name="P14">Ändrat träningspass ses i listan.</text:p>
        </text:list-item>
        <text:list-item>
          <text:p text:style-name="P14">Ev nytt 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6.1 <text:line-break/>Inloggad – radera träningspass - DELETE</text:h>
      <text:p text:style-name="P4">Syfte att användaren ska kunna radera ett befintligt träningspass.</text:p>
      <text:h text:style-name="P7" text:outline-level="3">Efterkrav</text:h>
      <text:p text:style-name="P4">Träningspass ändras.</text:p>
      <text:h text:style-name="P7" text:outline-level="3">Scenario</text:h>
      <text:list xml:id="list693407038" text:continue-numbering="true" text:style-name="L3">
        <text:list-item>
          <text:p text:style-name="P14">Från inloggad startsida, klicka på knappen ”ta bort” bredvid valfritt träningspass i listan.</text:p>
        </text:list-item>
        <text:list-item>
          <text:p text:style-name="P14">Fråga om valt träningspass datum XXXX-XX-XX verkligen ska raderas.</text:p>
        </text:list-item>
        <text:list-item>
          <text:p text:style-name="P14">Trycka Bekräfta.</text:p>
        </text:list-item>
        <text:list-item>
          <text:p text:style-name="P14">Efter lyckad radering, meddelande om detta.</text:p>
        </text:list-item>
        <text:list-item>
          <text:p text:style-name="P14">Träningspasset är borttaget från listan.</text:p>
        </text:list-item>
      </text:list>
      <text:p text:style-name="P6">_____________________________________________________________________</text:p>
      <text:h text:style-name="P1" text:outline-level="1"><text:soft-page-break/>TF6.1 <text:line-break/>Inloggad – avbryt radera träningspass - DELETE</text:h>
      <text:p text:style-name="P4">Syfte att användaren ska kunna radera ett befintligt träningspass.</text:p>
      <text:h text:style-name="P7" text:outline-level="3">Efterkrav</text:h>
      <text:p text:style-name="P4">Träningspass ändras inte.</text:p>
      <text:h text:style-name="P7" text:outline-level="3">Scenario</text:h>
      <text:list xml:id="list1712546678" text:continue-numbering="true" text:style-name="L3">
        <text:list-item>
          <text:p text:style-name="P14">Från inloggad startsida, klicka på knappen ”ta bort” bredvid valfritt träningspass i listan.</text:p>
        </text:list-item>
        <text:list-item>
          <text:p text:style-name="P14">Fråga om valt träningspass datum XXXX-XX-XX verkligen ska raderas.</text:p>
        </text:list-item>
        <text:list-item>
          <text:p text:style-name="P14">Trycka Avbryt.</text:p>
        </text:list-item>
        <text:list-item>
          <text:p text:style-name="P14">Träningspasset är ej borttaget från listan.</text:p>
        </text:list-item>
      </text:list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15:13:44</dc:date>
    <meta:editing-duration>PT4H2M47S</meta:editing-duration>
    <meta:editing-cycles>83</meta:editing-cycles>
    <meta:document-statistic meta:table-count="0" meta:image-count="0" meta:object-count="0" meta:page-count="7" meta:paragraph-count="204" meta:word-count="1208" meta:character-count="8950"/>
  </office:meta>
</office:document-meta>
</file>